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9923a" officeooo:paragraph-rsid="0009923a"/>
    </style:style>
    <style:style style:name="P2" style:family="paragraph" style:parent-style-name="Standard">
      <style:paragraph-properties fo:text-align="start" style:justify-single-word="false"/>
      <style:text-properties officeooo:rsid="0009923a" officeooo:paragraph-rsid="0009923a"/>
    </style:style>
    <style:style style:name="P3" style:family="paragraph" style:parent-style-name="Standard">
      <style:paragraph-properties fo:text-align="start" style:justify-single-word="false"/>
      <style:text-properties fo:font-weight="bold" officeooo:rsid="0009923a" officeooo:paragraph-rsid="0009923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9e4e90" officeooo:paragraph-rsid="009e4e9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9pt" officeooo:rsid="009e4e90" officeooo:paragraph-rsid="009e4e90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ize="9pt" officeooo:rsid="009e4e90" officeooo:paragraph-rsid="009e4e90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9pt" fo:font-weight="normal" officeooo:rsid="009e4e90" officeooo:paragraph-rsid="009e4e90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9pt" fo:font-weight="normal" officeooo:rsid="009e4e90" officeooo:paragraph-rsid="00a6ccd8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weight="bold" officeooo:rsid="0009923a" officeooo:paragraph-rsid="000e2db3" style:font-weight-asian="bold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weight="bold" officeooo:rsid="0009923a" officeooo:paragraph-rsid="009e4e9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9pt" fo:font-weight="normal" officeooo:rsid="0018c6e5" officeooo:paragraph-rsid="009e4e90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8c6e5" officeooo:paragraph-rsid="009e4e9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ad8065" officeooo:paragraph-rsid="00ad8065" style:font-weight-asian="normal" style:font-weight-complex="normal"/>
    </style:style>
    <style:style style:name="T1" style:family="text">
      <style:text-properties officeooo:rsid="0009923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a6ccd8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officeooo:rsid="0018c6e5" style:font-weight-asian="normal" style:font-weight-complex="normal"/>
    </style:style>
    <style:style style:name="T6" style:family="text">
      <style:text-properties officeooo:rsid="000e2db3"/>
    </style:style>
    <style:style style:name="T7" style:family="text">
      <style:text-properties fo:font-weight="normal" officeooo:rsid="0018c6e5" style:font-weight-asian="normal" style:font-weight-complex="normal"/>
    </style:style>
    <style:style style:name="T8" style:family="text">
      <style:text-properties fo:font-weight="normal" officeooo:rsid="00a0753c" style:font-weight-asian="normal" style:font-weight-complex="normal"/>
    </style:style>
    <style:style style:name="T9" style:family="text">
      <style:text-properties fo:font-weight="normal" officeooo:rsid="00a1e61f" style:font-weight-asian="normal" style:font-weight-complex="normal"/>
    </style:style>
    <style:style style:name="T10" style:family="text">
      <style:text-properties fo:font-weight="normal" officeooo:rsid="00a310a1" style:font-weight-asian="normal" style:font-weight-complex="normal"/>
    </style:style>
    <style:style style:name="T11" style:family="text">
      <style:text-properties fo:font-weight="normal" officeooo:rsid="00a38304" style:font-weight-asian="normal" style:font-weight-complex="normal"/>
    </style:style>
    <style:style style:name="T12" style:family="text">
      <style:text-properties fo:font-weight="normal" officeooo:rsid="00a57fd5" style:font-weight-asian="normal" style:font-weight-complex="normal"/>
    </style:style>
    <style:style style:name="T13" style:family="text">
      <style:text-properties fo:font-weight="normal" officeooo:rsid="00ac5b62" style:font-weight-asian="normal" style:font-weight-complex="normal"/>
    </style:style>
    <style:style style:name="T14" style:family="text">
      <style:text-properties officeooo:rsid="009e4e90"/>
    </style:style>
    <style:style style:name="T15" style:family="text">
      <style:text-properties officeooo:rsid="00a148e9"/>
    </style:style>
    <style:style style:name="T16" style:family="text">
      <style:text-properties officeooo:rsid="00a1d5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an Evans</text:p>
      <text:p text:style-name="P2">CS 6058 </text:p>
      <text:p text:style-name="P2">Data / Security and Privacy</text:p>
      <text:p text:style-name="P2">Spring 2018</text:p>
      <text:p text:style-name="P2">Homework <text:span text:style-name="T14">4</text:span></text:p>
      <text:p text:style-name="P2"/>
      <text:p text:style-name="P3">Problem 1</text:p>
      <text:p text:style-name="P11">In the Birthday Problem, we assume there are D = 365 days each year, and the birthdays are uniformly distributed. If there are n students in a room, then the probability that there are two students having a same birthday can be calculated as</text:p>
      <text:p text:style-name="P11"/>
      <text:p text:style-name="P6"><text:span text:style-name="T7">p = 1</text:span><text:span text:style-name="T9">-(D!</text:span><text:span text:style-name="T13">)</text:span><text:span text:style-name="T9">/(</text:span><text:span text:style-name="T7">D</text:span><text:span text:style-name="T5">n</text:span><text:span text:style-name="T7">*(D–n)!</text:span><text:span text:style-name="T9">) </text:span><text:span text:style-name="T7">= 1</text:span><text:span text:style-name="T10">-(</text:span><text:span text:style-name="T7">365!</text:span><text:span text:style-name="T10">)/(</text:span><text:span text:style-name="T7">365</text:span><text:span text:style-name="T5">n</text:span><text:span text:style-name="T7">*(365</text:span><text:span text:style-name="T10">–</text:span><text:span text:style-name="T7">n)!</text:span><text:span text:style-name="T10">)</text:span></text:p>
      <text:p text:style-name="P11"/>
      <text:p text:style-name="P11">(a) Please explain why this probability can be computed using Eq. 1; </text:p>
      <text:p text:style-name="P5"><text:span text:style-name="T7">(b) Assume the output of a hash function has l = 30 bits, an attacker is trying to </text:span><text:span text:style-name="T8">find</text:span><text:span text:style-name="T7"> a collision using a brute-force attack. If this attacker tries 10,000 </text:span><text:span text:style-name="T8">different</text:span><text:span text:style-name="T7"> inputs in total, then what is the probability that there is a collision? Note: here we assume this attacker chooses </text:span><text:span text:style-name="T8">different</text:span><text:span text:style-name="T7"> inputs uniformly. For this problem, you only need to compute an approximate probability using Taylor series. </text:span></text:p>
      <text:p text:style-name="P11">(c) We learned that Eq. 1 can be approximately computed as</text:p>
      <text:p text:style-name="P11"/>
      <text:p text:style-name="P6"><text:span text:style-name="T7">p ≈ 1–e</text:span><text:span text:style-name="T11">^(</text:span><text:span text:style-name="T7">n</text:span><text:span text:style-name="T11">^</text:span><text:span text:style-name="T7">2/</text:span><text:span text:style-name="T11">(</text:span><text:span text:style-name="T7">2</text:span><text:span text:style-name="T11">D))</text:span></text:p>
      <text:p text:style-name="P11"/>
      <text:p text:style-name="P5"><text:span text:style-name="T7">in one of our lectures. Please explain why Eq. 1 can be computed as Eq. 2 using Taylor series (ex ≈ 1+x, if x </text:span><text:span text:style-name="T12">&lt;&lt;</text:span><text:span text:style-name="T7"> 1).</text:span></text:p>
      <text:p text:style-name="P12"/>
      <text:p text:style-name="P13">TODO</text:p>
      <text:p text:style-name="P9">Problem <text:span text:style-name="T6">2</text:span></text:p>
      <text:p text:style-name="P7">Given a set Z<text:span text:style-name="T2">13</text:span> = {0,1,2,3,4,5,6,7,8,9,10,11,12}, we say that Z<text:span text:style-name="T2">13</text:span> is an additive group mod 13.</text:p>
      <text:p text:style-name="P7"/>
      <text:p text:style-name="P7">(a) What is the identity of this group? and what is the order of this group? </text:p>
      <text:p text:style-name="P7">(b) We <text:span text:style-name="T15">define</text:span> a function fe : Z<text:span text:style-name="T2">13</text:span> → Z<text:span text:style-name="T2">13</text:span>, where fe(g) = e·g, e is an integer and g is an element of this group Z<text:span text:style-name="T2">13</text:span>. If we choose e = 3, then is this function fe a permutation of this group Z<text:span text:style-name="T2">13</text:span>? If it is a permutation when e = 3, then please explain why and compute the output of each input using this function fe.</text:p>
      <text:p text:style-name="P8">(c) Based on this additive group Z<text:span text:style-name="T2">13</text:span>, please list all the elements in multiplicative group Z<text:span text:style-name="T4">∗</text:span><text:span text:style-name="T2">13</text:span>. What is the identity of group Z<text:span text:style-name="T4">∗</text:span><text:span text:style-name="T2">13</text:span> and what is the order of Z<text:span text:style-name="T4">∗</text:span><text:span text:style-name="T2">13</text:span>?</text:p>
      <text:p text:style-name="P8">(d) Please list all the elements in group Z<text:span text:style-name="T2">20</text:span> and all the elements in group Z<text:span text:style-name="T4">∗</text:span><text:span text:style-name="T3">20</text:span></text:p>
      <text:p text:style-name="P4"/>
      <text:p text:style-name="P13">TODO</text:p>
      <text:p text:style-name="P10">Problem <text:span text:style-name="T14">3</text:span></text:p>
      <text:p text:style-name="P7">Given N = p×q, where p is a prime and q is a prime, </text:p>
      <text:p text:style-name="P7"/>
      <text:p text:style-name="P7">(a) Prove that the number of elements in multiplicative group Z<text:span text:style-name="T4">∗</text:span><text:span text:style-name="T2">N</text:span> is equal to (p−1)(q−1). </text:p>
      <text:p text:style-name="P7">(b) Given N = p<text:span text:style-name="T2">1</text:span> ·p<text:span text:style-name="T2">2</text:span> ·p<text:span text:style-name="T2">3</text:span> = 13×5×7, what is the group order of multiplicative group Z<text:span text:style-name="T4">∗</text:span><text:span text:style-name="T2">N</text:span>?</text:p>
      <text:p text:style-name="P4"/>
      <text:p text:style-name="P13">TODO</text:p>
      <text:p text:style-name="P10">Problem <text:span text:style-name="T14">4</text:span></text:p>
      <text:p text:style-name="P7">In textbook RSA key generation function, assume we have chosen two primes p = 29 and q = 47.</text:p>
      <text:p text:style-name="P7"/>
      <text:p text:style-name="P7">(a) According to the key generation algorithm, can we choose integer e as e = 7? If we can choose e = 7, please explain the reason, and calculate the public key and private key of textbook RSA using extended Euclidean algorithm. If we cannot choose e = 7, please also explain the reason. </text:p>
      <text:p text:style-name="P7">(b) According to the key generation algorithm, can we choose integer e as e = 15? If we can choose e = 15, please explain the reason, and calculate the public key and private key of textbook RSA using extended Euclidean algorithm. If we cannot choose e = 15, please also explain the reason. </text:p>
      <text:p text:style-name="P7">(c) Given a message m = 2, if e = 7 is a valid parameter, then what is the ciphertext of message m in textbook RSA? if e = 15 is a valid parameter, then what is the ciphertext of message m in textbook RSA?</text:p>
      <text:p text:style-name="P7">(d) Given a ciphertext c = 2, if e = 7 is a valid parameter, then what is the output of the decryption algorithm in textbook RSA? if e = 15 is a valid parameter, then what is the output of the decryption algorithm in textbook RSA?</text:p>
      <text:p text:style-name="P4"/>
      <text:p text:style-name="P13">TODO</text:p>
      <text:p text:style-name="P10">Problem <text:span text:style-name="T14">5</text:span></text:p>
      <text:p text:style-name="P7">In ransomware, an attack essentially leverages the main idea of hybrid encryption to attack users. Without paying Bitcoins to the attacker, a user cannot recover its data.</text:p>
      <text:p text:style-name="P7"/>
      <text:p text:style-name="P7">(a) Please explain/describe how ransomware encrypts data on a user’s computer using <text:span text:style-name="T16">hybrid</text:span> encryption. </text:p>
      <text:p text:style-name="P7">(b) If an attacker can only leverage symmetric-key encryption to encrypt users’ data in a ransomware, then what are the major steps in this attack such that this attacker can still provide a copy of a decryption key if a user pays Bitcoins. From the perspective of this attacker, compared to using hybrid encryption, what are the limitations of this attack if it only uses symmetric-key encryption?</text:p>
      <text:p text:style-name="P4"/>
      <text:p text:style-name="P13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923a" officeooo:paragraph-rsid="0009923a"/>
    </style:style>
    <style:style style:name="MT1" style:family="text">
      <style:text-properties officeooo:rsid="0009923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Evans</text:p>
      </style:header>
      <style:footer>
        <text:p text:style-name="Footer"><text:span text:style-name="MT1">Evans </text:span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5:55:59.536000000</meta:creation-date>
    <dc:date>2018-03-10T13:53:25.861000000</dc:date>
    <meta:editing-duration>PT9H57M41S</meta:editing-duration>
    <meta:editing-cycles>158</meta:editing-cycles>
    <meta:generator>LibreOffice/5.3.5.2$Windows_X86_64 LibreOffice_project/50d9bf2b0a79cdb85a3814b592608037a682059d</meta:generator>
    <meta:document-statistic meta:table-count="0" meta:image-count="0" meta:object-count="0" meta:page-count="5" meta:paragraph-count="40" meta:word-count="723" meta:character-count="3829" meta:non-whitespace-character-count="3140"/>
  </office:meta>
</office:document-meta>
</file>